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1675" officeooo:paragraph-rsid="0001db70"/>
    </style:style>
    <style:style style:name="P2" style:family="paragraph" style:parent-style-name="Standard">
      <style:text-properties officeooo:paragraph-rsid="0001db70"/>
    </style:style>
    <style:style style:name="P3" style:family="paragraph" style:parent-style-name="Standard">
      <style:text-properties officeooo:rsid="0001db70" officeooo:paragraph-rsid="0001db70"/>
    </style:style>
    <style:style style:name="T1" style:family="text">
      <style:text-properties officeooo:rsid="001e1675"/>
    </style:style>
    <style:style style:name="T2" style:family="text">
      <style:text-properties officeooo:rsid="0001db70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1">Volume = V = 10k<text:line-break/><text:tab/>Unit cost = UC = 1k</text:span></text:p>
      <text:p text:style-name="P1"><text:tab/>d = delay</text:p>
      <text:p text:style-name="P1"><text:tab/>h(d) = maximum revenue density for d</text:p>
      <text:p text:style-name="P1"><text:tab/>W = maximum time <text:span text:style-name="T2">= 15 months</text:span></text:p>
      <text:p text:style-name="P1"><text:tab/>H = maximum revenue density <text:span text:style-name="T2">= 3M$</text:span></text:p>
      <text:p text:style-name="P1"><text:tab/>Total Sales = S</text:p>
      <text:p text:style-name="P1"><text:tab/>Total Costs = C</text:p>
      <text:p text:style-name="P1"><text:tab/><text:span text:style-name="T2">NRE = 2M$</text:span></text:p>
      <text:p text:style-name="P1"/>
      <text:p text:style-name="P1"/>
      <text:p text:style-name="P3">b) Assuming d = 1 month, the profit margin(PM) would be:</text:p>
      <text:p text:style-name="P3"><text:tab/></text:p>
      <text:p text:style-name="P3"><text:tab/><text:tab/></text:p>
      <text:p text:style-name="P3"><text:tab/><text:tab/>S = (14/2)*(14*3M/15)</text:p>
      <text:p text:style-name="P3"/>
      <text:p text:style-name="P3"><text:tab/><text:tab/></text:p>
      <text:p text:style-name="P3"><text:tab/><text:tab/>S*PM = S-C &lt;=&gt; PM= 1- C/S &lt;=&gt; PM = 1 – 12M/((14/2)*(14*3M/15)) <text:span text:style-name="T3">~= 0.39 = 39%.</text:span></text:p>
      <text:p text:style-name="P3"/>
      <text:p text:style-name="P3"/>
      <text:p text:style-name="P3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3:23:35.723000000</meta:creation-date>
    <dc:date>2019-11-21T13:29:19.326000000</dc:date>
    <meta:editing-duration>PT5M43S</meta:editing-duration>
    <meta:editing-cycles>1</meta:editing-cycles>
    <meta:document-statistic meta:table-count="0" meta:image-count="0" meta:object-count="0" meta:page-count="1" meta:paragraph-count="15" meta:word-count="76" meta:character-count="355" meta:non-whitespace-character-count="269"/>
    <meta:generator>LibreOffice/6.3.2.2$Windows_X86_64 LibreOffice_project/98b30e735bda24bc04ab42594c85f7fd8be07b9c</meta:generator>
  </office:meta>
</office:document-meta>
</file>